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fo:font-style="normal" style:font-style-asian="normal" style:font-style-complex="normal"/>
    </style:style>
    <style:style style:name="P2" style:family="paragraph" style:parent-style-name="Standard">
      <style:paragraph-properties fo:text-align="end" style:justify-single-word="false"/>
      <style:text-properties style:font-name="Arial" fo:language="en" fo:country="U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4" style:family="paragraph" style:parent-style-name="Standard">
      <style:paragraph-properties fo:margin-top="0cm" fo:margin-bottom="0cm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top="0cm" fo:margin-bottom="0cm">
        <style:tab-stops>
          <style:tab-stop style:position="2.963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0cm" fo:margin-bottom="0cm">
        <style:tab-stops>
          <style:tab-stop style:position="2.99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margin-top="0cm" fo:margin-bottom="0cm">
        <style:tab-stops>
          <style:tab-stop style:position="3.942cm"/>
        </style:tab-stops>
      </style:paragraph-properties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P8" style:family="paragraph" style:parent-style-name="Heading_20_2">
      <style:text-properties fo:language="en" fo:country="US" fo:font-style="normal" style:font-style-asian="normal" style:font-style-complex="normal"/>
    </style:style>
    <style:style style:name="P9" style:family="paragraph" style:parent-style-name="Heading_20_1">
      <style:text-properties fo:language="en" fo:country="US" fo:font-style="normal" style:font-style-asian="normal" style:font-style-complex="normal"/>
    </style:style>
    <style:style style:name="P10" style:family="paragraph" style:parent-style-name="Heading_20_1">
      <style:paragraph-properties fo:margin-top="0.423cm" fo:margin-bottom="0.212cm" fo:keep-with-next="always"/>
      <style:text-properties style:font-name="Arial" fo:language="en" fo:country="US" fo:font-style="normal" style:font-name-asian="Lucida Sans Unicode" style:font-style-asian="normal" style:font-name-complex="Mangal" style:font-style-complex="normal"/>
    </style:style>
    <style:style style:name="P11" style:family="paragraph" style:parent-style-name="Heading_20_1">
      <style:paragraph-properties fo:margin-top="0.423cm" fo:margin-bottom="0.212cm" fo:keep-with-next="always"/>
      <style:text-properties fo:language="en" fo:country="US" fo:font-style="normal" style:font-style-asian="normal" style:font-style-complex="normal"/>
    </style:style>
    <style:style style:name="P12" style:family="paragraph" style:parent-style-name="Standard" style:list-style-name="L1">
      <style:text-properties style:font-name="Arial" fo:language="en" fo:country="US" fo:font-style="normal" style:font-style-asian="normal" style:font-style-complex="normal"/>
    </style:style>
    <style:style style:name="P13" style:family="paragraph" style:parent-style-name="Standard" style:list-style-name="L2">
      <style:text-properties style:font-name="Arial" fo:language="en" fo:country="US" fo:font-style="normal" style:font-style-asian="normal" style:font-style-complex="normal"/>
    </style:style>
    <style:style style:name="P14" style:family="paragraph" style:parent-style-name="Standard" style:list-style-name="L3">
      <style:text-properties style:font-name="Arial" fo:language="en" fo:country="US" fo:font-style="normal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language="en" fo:country="US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end" style:justify-single-word="false"/>
      <style:text-properties style:font-name="Arial" fo:font-size="12pt" fo:language="en" fo:country="US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Lucida Sans Unicode" style:font-name-complex="Mang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rdi Burgos López</text:p>
      <text:p text:style-name="P15">Software engineer</text:p>
      <text:p text:style-name="P2"/>
      <text:p text:style-name="P16">C/Doctor López Trigo, 9-24</text:p>
      <text:p text:style-name="P16">46200 Paiporta (Valencia – Spain)</text:p>
      <text:p text:style-name="P16"/>
      <text:p text:style-name="P16">jordiburgos@gmail.com</text:p>
      <text:h text:style-name="P9" text:outline-level="1">Experience</text:h>
      <text:h text:style-name="P8" text:outline-level="2">2006–Present Java Software Engineer, GFT IT Consulting, S.L.U., Valencia.</text:h>
      <text:list xml:id="list86013929524185269" text:style-name="L1">
        <text:list-item>
          <text:p text:style-name="P12"><text:span text:style-name="T1">Global Funds Derivatives Tracker</text:span>: Capture fund derivatives business at Deutsche Bank. It is a repository of core funds, market data, derivatives, executed trades and documentation.</text:p>
          <text:list>
            <text:list-item>
              <text:p text:style-name="P12">Agile methodology using Scrum to build technical solutions for banking applications.</text:p>
            </text:list-item>
            <text:list-item>
              <text:p text:style-name="P12">Create reusable components and code to increase developers performance.</text:p>
            </text:list-item>
            <text:list-item>
              <text:p text:style-name="P12">Optimize the application at all levels: presentation, communications and database.</text:p>
            </text:list-item>
            <text:list-item>
              <text:p text:style-name="P12">Adopt and implement Unit Testing.</text:p>
            </text:list-item>
            <text:list-item>
              <text:p text:style-name="P12">Provide technical support to team members.</text:p>
            </text:list-item>
          </text:list>
        </text:list-item>
        <text:list-item>
          <text:p text:style-name="P12"><text:span text:style-name="T1">Feed Consolidation Layer</text:span>: ETL project to fetch data from several sources in their proprietary formats into a unified data representation. Java, OpenAdaptor, Maven, Teamcity.</text:p>
          <text:list>
            <text:list-item>
              <text:p text:style-name="P12">Improve feed processing performance to increase message volume with the same infrastructure.</text:p>
            </text:list-item>
            <text:list-item>
              <text:p text:style-name="P12">Analyse and improve the Software Development Life-Cycle (SDLC) for Source Control, Build Tools, Binary Control, Release Automation, Automated Testing and Continuous Integration.</text:p>
            </text:list-item>
          </text:list>
        </text:list-item>
        <text:list-item>
          <text:p text:style-name="P12"><text:span text:style-name="T1">Legal Vehicle Database</text:span>: Track legal entity population for tax reporting purposes at Deutsche Bank.</text:p>
          <text:list>
            <text:list-item>
              <text:p text:style-name="P12">Rewrite the user interface of an inherited project using Google Web Toolkit (GWT).</text:p>
            </text:list-item>
            <text:list-item>
              <text:p text:style-name="P12">Collaborate with software developers to deliver with adjusted deadline.</text:p>
            </text:list-item>
          </text:list>
        </text:list-item>
        <text:list-item>
          <text:p text:style-name="P12"><text:span text:style-name="T1">Multichannel Platform</text:span>: Custom middleware that allows heterogeneous access to the bank mainframe resources of Bradesco Bank.</text:p>
          <text:list>
            <text:list-item>
              <text:p text:style-name="P12">Develop an Eclipse plugin which facilitate the location and communication of the processes that the platform of distribution of the channels exports or publishes.</text:p>
            </text:list-item>
          </text:list>
        </text:list-item>
      </text:list>
      <text:h text:style-name="P8" text:outline-level="2">2001–2005 Java Developer, Infoquip S.L., Valencia.</text:h>
      <text:list xml:id="list1056421139355061585" text:style-name="L2">
        <text:list-item>
          <text:p text:style-name="P13">Developed a Java application generator to cut delivery times.</text:p>
        </text:list-item>
        <text:list-item>
          <text:p text:style-name="P13">Management applications for business. Java, Swing, MySQL.</text:p>
        </text:list-item>
      </text:list>
      <text:p text:style-name="P1"/>
      <text:h text:style-name="P8" text:outline-level="2">1999–2000 Technical School internship, Infoquip S.L., Valencia.</text:h>
      <text:list xml:id="list8318359575513538225" text:style-name="L3">
        <text:list-item>
          <text:p text:style-name="P14">Java programming, PC building, network building. 250 Hours.</text:p>
        </text:list-item>
      </text:list>
      <text:h text:style-name="P11" text:outline-level="1"><text:soft-page-break/><text:span text:style-name="T2">Professional certification</text:span></text:h>
      <text:p text:style-name="P5">Jul-2012 <text:tab/>Object Oriented Analysis and Design with UML</text:p>
      <text:p text:style-name="P5">Nov-2010 <text:tab/>Oracle PL/SQL Developer Certified Associate OCA PL/SQL</text:p>
      <text:p text:style-name="P5">Jan-2009 <text:tab/>Sun Certified Programmer for the Java Platform SE 6 SCJP 6.0</text:p>
      <text:p text:style-name="P5">Present <text:tab/>Preparing Oracle Advanced PL/SQL Developer Certified OCP PL/SQL</text:p>
      <text:p text:style-name="P5"/>
      <text:h text:style-name="P10" text:outline-level="1">Education</text:h>
      <text:p text:style-name="P5">2004–2007 <text:tab/>Master of Computer Science, Universidad Politécnica, Valencia, Spain.</text:p>
      <text:p text:style-name="P5">2005 <text:tab/>ERASMUS grant, University College of Engineering, Odense, Denmark.</text:p>
      <text:p text:style-name="P5">2000–2004 <text:tab/>Bachelor of Computer Science, Universidad Politécnica, Valencia, Spain.</text:p>
      <text:p text:style-name="P5">1997–2000 <text:tab/>Technical School Management Information Systems, I.E.S. El Cabañal, <text:tab/>Valencia, Spain.</text:p>
      <text:p text:style-name="P5">1996–1997 <text:tab/>Technical School Administrative Assistant, I.F.P. La Marxadella, Torrente, <text:tab/>Spain.</text:p>
      <text:p text:style-name="P5">1995 <text:tab/>High School Graduated, C.P. Ausiàs March, Picaña, Spain.</text:p>
      <text:p text:style-name="P5"/>
      <text:h text:style-name="P10" text:outline-level="1">Languages</text:h>
      <text:p text:style-name="P6">English <text:tab/>First Certificate English (FCE) Level B2 CEFR, Jul-2012</text:p>
      <text:p text:style-name="P6">Spanish <text:tab/>Native</text:p>
      <text:p text:style-name="P6">Catalan <text:tab/>Native</text:p>
      <text:p text:style-name="P4"/>
      <text:h text:style-name="P10" text:outline-level="1">Skills</text:h>
      <text:p text:style-name="P7">Languages <text:tab/>Java SE (J2SE), Java EE (J2EE), Python, scripting languages</text:p>
      <text:p text:style-name="P7">Web <text:tab/>GWT, AJAX, HTML, CSS, Javascript, JQuery, Prototype, Sencha Ext JS</text:p>
      <text:p text:style-name="P7">Frameworks <text:tab/>Spring, Spring MVC, Hibernate, Struts, iBatis</text:p>
      <text:p text:style-name="P7">Databases <text:tab/>Oracle SQL and PL/SQL, MySQL</text:p>
      <text:p text:style-name="P7">IDE <text:tab/>Eclipse, NetBeans</text:p>
      <text:p text:style-name="P7">Version Control <text:tab/>Subversion (SVN), CVS, Git</text:p>
      <text:p text:style-name="P7">Operating Systems <text:tab/>Linux, Windows</text:p>
      <text:p text:style-name="P7">Servers <text:tab/>Apache Tomcat, Jetty</text:p>
      <text:p text:style-name="P7">Testing <text:tab/>Unit testing, Integration Testing, JUnit, Selenium</text:p>
      <text:p text:style-name="P7">Methodology <text:tab/>Agile software development, Scrum, Test Driven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Helvetica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</meta:initial-creator>
    <meta:creation-date>2013-01-15T00:00:24.72</meta:creation-date>
    <dc:date>2014-04-09T23:21:32.71</dc:date>
    <meta:editing-duration>PT30M34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2" meta:paragraph-count="53" meta:word-count="457" meta:character-count="3358"/>
  </office:meta>
</office:document-meta>
</file>